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Exercices requêtes SPARQL</text:p>
      <text:p text:style-name="Standard"/>
      <text:p text:style-name="Standard"/>
      <text:p text:style-name="Standard">1. Les présidents de la 5e République</text:p>
      <text:p text:style-name="Standard"/>
      <text:p text:style-name="P1">SELECT ?president ?presidentLabel WHERE {</text:p>
      <text:p text:style-name="P1"><text:s text:c="2"/>?president wdt:P39 wd:Q191954; </text:p>
      <text:p text:style-name="P1"><text:s text:c="12"/>wdt:P580 ?start.</text:p>
      <text:p text:style-name="P1"><text:s text:c="2"/>FILTER(?start &gt;= "1958-01-01T00:00:00Z"^^xsd:dateTime)</text:p>
      <text:p text:style-name="P1"><text:s text:c="2"/>SERVICE wikibase:label { bd:serviceParam wikibase:language "[AUTO_LANGUAGE],fr". }</text:p>
      <text:p text:style-name="P1">}</text:p>
      <text:p text:style-name="Standard"/>
      <text:p text:style-name="Standard">2. Tous les chefs d'état de France</text:p>
      <text:p text:style-name="Standard"/>
      <text:p text:style-name="P1">select distinct ?x ?xLabel</text:p>
      <text:p text:style-name="P1">where</text:p>
      <text:p text:style-name="P1">{</text:p>
      <text:p text:style-name="P1"><text:s text:c="4"/>?x wdt:P39 wd:Q191954.</text:p>
      <text:p text:style-name="P1"><text:s text:c="4"/>service wikibase:label {bd:serviceParam wikibase:language "[AUTO_LANGUAGE],en".}</text:p>
      <text:p text:style-name="P1">}</text:p>
      <text:p text:style-name="P1"/>
      <text:p text:style-name="Standard">3. Tous les rois de France</text:p>
      <text:p text:style-name="Standard"/>
      <text:p text:style-name="P1">SELECT ?king ?kingLabel</text:p>
      <text:p text:style-name="P1">WHERE {</text:p>
      <text:p text:style-name="P1"><text:s text:c="2"/>?king wdt:P39 wd:Q18384454. <text:s/></text:p>
      <text:p text:style-name="P1"><text:s text:c="2"/>SERVICE wikibase:label { bd:serviceParam wikibase:language "[AUTO_LANGUAGE],en". }</text:p>
      <text:p text:style-name="P1">}</text:p>
      <text:p text:style-name="Standard"/>
      <text:p text:style-name="Standard">4. Tous les empereurs de France</text:p>
      <text:p text:style-name="Standard"/>
      <text:p text:style-name="P1">SELECT ?emperor ?emperorLabel</text:p>
      <text:p text:style-name="P1">WHERE {</text:p>
      <text:p text:style-name="P1"><text:s text:c="2"/>?emperor wdt:P39 wd:Q5373953.</text:p>
      <text:p text:style-name="P1"><text:s text:c="2"/></text:p>
      <text:p text:style-name="P1"><text:s text:c="2"/>SERVICE wikibase:label { bd:serviceParam wikibase:language "[AUTO_LANGUAGE],en". }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M49S</meta:editing-duration>
    <meta:editing-cycles>10</meta:editing-cycles>
    <meta:generator>OpenOffice/4.1.14$Win32 OpenOffice.org_project/4114m1$Build-9811</meta:generator>
    <dc:date>2023-11-19T13:43:30.58</dc:date>
    <meta:document-statistic meta:table-count="0" meta:image-count="0" meta:object-count="0" meta:page-count="1" meta:paragraph-count="28" meta:word-count="97" meta:character-count="844"/>
    <meta:user-defined meta:name="Info 1"/>
    <meta:user-defined meta:name="Info 2"/>
    <meta:user-defined meta:name="Info 3"/>
    <meta:user-defined meta:name="Info 4"/>
  </office:meta>
</office:document-meta>
</file>